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5C6D8CC9C11055A18D.png" manifest:media-type="image/png"/>
  <manifest:file-entry manifest:full-path="Pictures/1000000000000020000000204B249CA79A42C6D7.png" manifest:media-type="image/png"/>
  <manifest:file-entry manifest:full-path="Pictures/100000000000019000000096965FBB3304F1348B.png" manifest:media-type="image/png"/>
  <manifest:file-entry manifest:full-path="Pictures/10000000000000470000000FDEB917DB1DE801D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ffffff" draw:textarea-horizontal-align="justify" draw:textarea-vertical-align="middle" draw:auto-grow-height="false" fo:min-height="3.832cm" fo:min-width="5.734cm" fo:padding-top="0.175cm" fo:padding-bottom="0.175cm" fo:padding-left="0.3cm" fo:padding-right="0.3cm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1.21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365cm" fo:min-width="0.93cm"/>
    </style:style>
    <style:style style:name="gr6" style:family="graphic" style:parent-style-name="objectwithoutfill">
      <style:graphic-properties draw:stroke="dash" draw:stroke-dash="Fine_20_Dashed" draw:fill="none" draw:fill-color="#000000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13cm"/>
    </style:style>
    <style:style style:name="gr9" style:family="graphic" style:parent-style-name="objectwithoutfill">
      <style:graphic-properties svg:stroke-width="0.2cm" draw:marker-start-width="0.65cm" draw:marker-end="Arrow" draw:marker-end-width="0.6cm" draw:fill="none" draw:textarea-vertical-align="middle" fo:padding-top="0.175cm" fo:padding-bottom="0.175cm" fo:padding-left="0.3cm" fo:padding-right="0.3cm"/>
    </style:style>
    <style:style style:name="gr10" style:family="graphic">
      <style:graphic-properties style:protect="size"/>
    </style:style>
    <style:style style:name="gr1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2" style:family="graphic" style:parent-style-name="Objeto_20_sem_20_preenchimento_20_nem_20_linha">
      <style:graphic-properties draw:stroke="none" draw:fill="solid" draw:fill-color="#729fcf" draw:opacity="0%" draw:textarea-vertical-align="middle" draw:shadow="hidden" draw:shadow-opacity="0%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objectwithoutfill">
      <style:graphic-properties draw:stroke="dash" draw:stroke-dash="Ultra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6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54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000000"/>
      <style:paragraph-properties fo:text-align="center"/>
    </style:style>
    <style:style style:name="P5" style:family="paragraph">
      <style:text-properties fo:font-size="11.5pt"/>
    </style:style>
    <style:style style:name="P6" style:family="paragraph">
      <loext:graphic-properties draw:fill="none" draw:fill-color="#ffffff"/>
      <style:text-properties style:font-name="Times new roman" fo:font-size="11.5pt" fo:font-style="italic" style:font-size-asian="18pt" style:font-size-complex="18pt"/>
    </style:style>
    <style:style style:name="P7" style:family="paragraph">
      <loext:graphic-properties draw:fill="none" draw:fill-color="#ffffff"/>
      <style:text-properties style:font-name="Times new roman" fo:font-size="11.5pt" fo:font-style="italic" style:font-size-asian="18pt" style:font-style-asian="italic" style:font-size-complex="18pt" style:font-style-complex="italic"/>
    </style:style>
    <style:style style:name="P8" style:family="paragraph">
      <loext:graphic-properties draw:fill-color="#ffffff"/>
    </style:style>
    <style:style style:name="P9" style:family="paragraph">
      <loext:graphic-properties draw:fill="solid" draw:fill-color="#729fcf" draw:opacity="0%"/>
      <style:paragraph-properties fo:text-align="center"/>
    </style:style>
    <style:style style:name="P10" style:family="paragraph">
      <style:text-properties fo:font-size="16.7000007629395pt" style:font-size-asian="18pt" style:font-size-complex="18pt"/>
    </style:style>
    <style:style style:name="P11" style:family="paragraph">
      <loext:graphic-properties draw:fill="none" draw:fill-color="#ffffff"/>
      <style:text-properties style:font-name="Times new roman" fo:font-size="16.7000007629395pt" fo:font-style="italic" style:font-size-asian="18pt" style:font-size-complex="18pt"/>
    </style:style>
    <style:style style:name="P12" style:family="paragraph">
      <style:text-properties fo:font-size="20pt" style:font-size-asian="18pt" style:font-size-complex="18pt"/>
    </style:style>
    <style:style style:name="P13" style:family="paragraph">
      <loext:graphic-properties draw:fill="none" draw:fill-color="#ffffff"/>
      <style:text-properties style:font-name="Times new roman" fo:font-size="20pt" fo:font-style="italic" style:font-size-asian="18pt" style:font-size-complex="18pt"/>
    </style:style>
    <style:style style:name="T1" style:family="text">
      <style:text-properties style:font-name="Times new roman" fo:font-size="32pt" fo:font-style="italic" style:font-size-asian="18pt" style:font-size-complex="18pt"/>
    </style:style>
    <style:style style:name="T2" style:family="text">
      <style:text-properties style:text-position="sub 58%" style:font-name="Times new roman" fo:font-size="32pt" fo:font-style="normal" style:font-size-asian="18pt" style:font-style-asian="normal" style:font-size-complex="18pt" style:font-style-complex="normal"/>
    </style:style>
    <style:style style:name="T3" style:family="text">
      <style:text-properties style:font-name="Times new roman" fo:font-size="32pt" fo:font-style="italic" style:font-size-asian="18pt" style:font-style-asian="italic" style:font-size-complex="18pt" style:font-style-complex="italic"/>
    </style:style>
    <style:style style:name="T4" style:family="text">
      <style:text-properties style:font-name="Segoe UI" fo:font-style="italic" style:font-name-asian="Segoe UI" style:font-name-complex="Segoe UI"/>
    </style:style>
    <style:style style:name="T5" style:family="text">
      <style:text-properties style:text-position="sub 58%" style:font-name="Times new roman" fo:font-style="normal" style:font-name-asian="Segoe UI" style:font-style-asian="normal" style:font-name-complex="Segoe UI" style:font-style-complex="normal"/>
    </style:style>
    <style:style style:name="T6" style:family="text">
      <style:text-properties style:font-name-asian="Segoe UI" style:font-name-complex="Segoe U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0.85cm" svg:y1="9.557cm" svg:x2="0.85cm" svg:y2="0.354cm">
          <text:p/>
        </draw:line>
        <draw:line draw:style-name="gr1" draw:text-style-name="P1" draw:layer="layout" svg:x1="0.85cm" svg:y1="9.556cm" svg:x2="19.28cm" svg:y2="9.556cm">
          <text:p/>
        </draw:line>
        <draw:custom-shape draw:style-name="gr2" draw:text-style-name="P2" draw:layer="layout" svg:width="6.334cm" svg:height="4.182cm" draw:transform="skewX (-0.62779493194236) rotate (0.785398163397448) translate (4.72cm 5.52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717cm" svg:height="0.508cm" draw:transform="skewX (-0.628143997792759) rotate (0.785398163397448) translate (6.113cm 5.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9.707cm" svg:y1="6.427cm" svg:x2="7.42cm" svg:y2="5.284cm">
          <text:p/>
        </draw:line>
        <draw:custom-shape draw:style-name="gr3" draw:text-style-name="P3" draw:layer="layout" svg:width="1.717cm" svg:height="0.508cm" draw:transform="skewX (-0.628143997792759) rotate (0.785398163397448) translate (8.833cm 6.7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draw:layer="layout" svg:width="1.43cm" svg:height="0.615cm" draw:transform="skewX (-0.522377045121903) rotate (1.0471975511966) translate (10.79cm 4.6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6" draw:text-style-name="P4" draw:layer="layout" svg:x1="9.85cm" svg:y1="0.854cm" svg:x2="9.85cm" svg:y2="9.557cm">
          <text:p/>
        </draw:line>
        <draw:line draw:style-name="gr6" draw:text-style-name="P4" draw:layer="layout" svg:x1="18.707cm" svg:y1="5.277cm" svg:x2="0.787cm" svg:y2="5.277cm">
          <text:p/>
        </draw:line>
        <draw:line draw:style-name="gr6" draw:text-style-name="P4" draw:layer="layout" svg:x1="3.677cm" svg:y1="8.384cm" svg:x2="16.167cm" svg:y2="2.139cm">
          <text:p/>
        </draw:line>
        <draw:frame draw:style-name="gr7" draw:text-style-name="P6" draw:layer="layout" svg:width="2.57cm" svg:height="5.5cm" svg:x="10.07cm" svg:y="8.784cm">
          <draw:text-box>
            <text:p text:style-name="P5"><text:span text:style-name="T1">p</text:span><text:span text:style-name="T2">x</text:span></text:p>
          </draw:text-box>
        </draw:frame>
        <draw:frame draw:style-name="gr8" draw:text-style-name="P7" draw:layer="layout" svg:width="2.57cm" svg:height="3.763cm" svg:x="18.28cm" svg:y="9.021cm">
          <draw:text-box>
            <text:p text:style-name="P5"><text:span text:style-name="T3">x</text:span></text:p>
          </draw:text-box>
        </draw:frame>
        <draw:frame draw:style-name="gr8" draw:text-style-name="P7" draw:layer="layout" svg:width="2.57cm" svg:height="3.763cm" svg:x="1cm" svg:y="0.284cm">
          <draw:text-box>
            <text:p text:style-name="P5"><text:span text:style-name="T3">y</text:span></text:p>
          </draw:text-box>
        </draw:frame>
        <draw:frame draw:style-name="gr7" draw:text-style-name="P6" draw:layer="layout" svg:width="2.57cm" svg:height="5.5cm" svg:x="1cm" svg:y="4.57cm">
          <draw:text-box>
            <text:p text:style-name="P5"><text:span text:style-name="T1">p</text:span><text:span text:style-name="T2">y</text:span></text:p>
          </draw:text-box>
        </draw:frame>
        <draw:line draw:style-name="gr9" draw:text-style-name="P1" draw:layer="layout" svg:x1="13.007cm" svg:y1="3.719cm" svg:x2="14.294cm" svg:y2="3.076cm">
          <text:p/>
        </draw:line>
        <draw:frame draw:style-name="gr8" draw:text-style-name="P6" draw:layer="layout" svg:width="2.57cm" svg:height="3.763cm" svg:x="13.71cm" svg:y="3.26cm">
          <draw:text-box>
            <text:p text:style-name="P5"><text:span text:style-name="T1">v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1" draw:text-style-name="P1" draw:layer="layout" svg:width="11.787cm" svg:height="5.185cm" draw:transform="skewX (0.143989663289532) rotate (0.426733002112614) translate (3.56cm 4.88cm)">
          <draw:image xlink:href="Pictures/100000000000019000000096965FBB3304F1348B.png" xlink:type="simple" xlink:show="embed" xlink:actuate="onLoad">
            <text:p/>
          </draw:image>
        </draw:frame>
        <draw:frame draw:style-name="gr12" draw:text-style-name="P9" draw:layer="layout" svg:width="1.063cm" svg:height="0.28cm" svg:x="3.2cm" svg:y="2.72cm">
          <draw:image xlink:href="Pictures/10000000000000470000000FDEB917DB1DE801D8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1" draw:text-style-name="P1" draw:layer="layout" svg:width="7.241cm" svg:height="3.473cm" draw:transform="skewX (0.143815130364333) rotate (0.426733002112614) translate (6.02cm 4.497cm)">
          <draw:image xlink:href="Pictures/10000000000000E10000005C6D8CC9C11055A18D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1" draw:text-style-name="P1" draw:layer="layout" svg:width="12.856cm" svg:height="4.543cm" draw:transform="skewX (-0.116762526958421) rotate (0.294437044811443) translate (1.02cm 4.724cm)">
          <draw:image xlink:href="Pictures/10000000000000E10000005C6D8CC9C11055A18D.png" xlink:type="simple" xlink:show="embed" xlink:actuate="onLoad">
            <text:p/>
          </draw:image>
        </draw:frame>
        <draw:line draw:style-name="gr13" draw:text-style-name="P1" draw:layer="layout" svg:x1="3.808cm" svg:y1="6.846cm" svg:x2="1.433cm" svg:y2="6.072cm">
          <text:p/>
        </draw:line>
        <draw:line draw:style-name="gr13" draw:text-style-name="P1" draw:layer="layout" svg:x1="3.807cm" svg:y1="6.846cm" svg:x2="1.329cm" svg:y2="7.503cm">
          <text:p/>
        </draw:line>
        <draw:path draw:style-name="gr14" draw:text-style-name="P1" draw:layer="layout" svg:width="1.29cm" svg:height="0.309cm" draw:transform="rotate (-1.5707963267949) translate (1.63910493156637cm 6.15760388152654cm)" svg:viewBox="0 0 1291 310" svg:d="M0 0c645 647 1291 81 1291 81">
          <text:p/>
        </draw:path>
        <draw:frame draw:style-name="gr15" draw:text-style-name="P11" draw:layer="layout" svg:width="3.717cm" svg:height="1.608cm" svg:x="0.4cm" svg:y="6.185cm">
          <draw:text-box>
            <text:p text:style-name="P10"><text:span text:style-name="T4">δ</text:span><text:span text:style-name="T5">e</text:span></text:p>
          </draw:text-box>
        </draw:frame>
        <draw:line draw:style-name="gr13" draw:text-style-name="P1" draw:layer="layout" svg:x1="8.661cm" svg:y1="5.727cm" svg:x2="17.954cm" svg:y2="5.555cm">
          <text:p/>
        </draw:line>
        <draw:line draw:style-name="gr13" draw:text-style-name="P1" draw:layer="layout" svg:x1="8.661cm" svg:y1="5.727cm" svg:x2="17.438cm" svg:y2="3.146cm">
          <text:p/>
        </draw:line>
        <draw:path draw:style-name="gr16" draw:text-style-name="P1" draw:layer="layout" svg:width="2.236cm" svg:height="0.723cm" draw:transform="rotate (1.5707963267949) translate (16.9213990875516cm 5.55526120645956cm)" svg:viewBox="0 0 2237 724" svg:d="M2237 0c-1118 1510-2237 189-2237 189">
          <text:p/>
        </draw:path>
        <draw:line draw:style-name="gr17" draw:text-style-name="P1" draw:layer="layout" svg:x1="8.661cm" svg:y1="5.728cm" svg:x2="8.661cm" svg:y2="2.888cm">
          <text:p/>
        </draw:line>
        <draw:frame draw:style-name="gr15" draw:text-style-name="P11" draw:layer="layout" svg:width="3.718cm" svg:height="1.608cm" svg:x="7.318cm" svg:y="3.086cm">
          <draw:text-box>
            <text:p text:style-name="P10"><text:span text:style-name="T6">W</text:span></text:p>
          </draw:text-box>
        </draw:frame>
        <draw:frame draw:style-name="gr18" draw:text-style-name="P11" draw:layer="layout" svg:width="3.718cm" svg:height="0.92cm" svg:x="17.645cm" svg:y="3.866cm">
          <draw:text-box>
            <text:p text:style-name="P10"><text:span text:style-name="T6">pitch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1" draw:text-style-name="P1" draw:layer="layout" svg:width="13.092cm" svg:height="5.353cm" draw:transform="skewX (0.000349065850398854) rotate (0.348891317473666) translate (1.02cm 4.569cm)">
          <draw:image xlink:href="Pictures/10000000000000E10000005C6D8CC9C11055A18D.png" xlink:type="simple" xlink:show="embed" xlink:actuate="onLoad">
            <text:p/>
          </draw:image>
        </draw:frame>
        <draw:line draw:style-name="gr13" draw:text-style-name="P1" draw:layer="layout" svg:x1="3.808cm" svg:y1="7.115cm" svg:x2="1.433cm" svg:y2="6.186cm">
          <text:p/>
        </draw:line>
        <draw:line draw:style-name="gr13" draw:text-style-name="P1" draw:layer="layout" svg:x1="3.807cm" svg:y1="7.116cm" svg:x2="1.329cm" svg:y2="7.904cm">
          <text:p/>
        </draw:line>
        <draw:path draw:style-name="gr14" draw:text-style-name="P1" draw:layer="layout" svg:width="1.548cm" svg:height="0.309cm" draw:transform="rotate (-1.5707963267949) translate (1.63910493156637cm 6.28952465783185cm)" svg:viewBox="0 0 1549 310" svg:d="M0 0c774 647 1549 81 1549 81">
          <text:p/>
        </draw:path>
        <draw:frame draw:style-name="gr19" draw:text-style-name="P13" draw:layer="layout" svg:width="3.717cm" svg:height="1.929cm" svg:x="0.4cm" svg:y="6.322cm">
          <draw:text-box>
            <text:p text:style-name="P12"><text:span text:style-name="T4">δ</text:span><text:span text:style-name="T5">e</text:span></text:p>
          </draw:text-box>
        </draw:frame>
        <draw:line draw:style-name="gr13" draw:text-style-name="P1" draw:layer="layout" svg:x1="8.661cm" svg:y1="5.774cm" svg:x2="17.954cm" svg:y2="5.567cm">
          <text:p/>
        </draw:line>
        <draw:line draw:style-name="gr13" draw:text-style-name="P1" draw:layer="layout" svg:x1="8.661cm" svg:y1="5.773cm" svg:x2="17.438cm" svg:y2="2.675cm">
          <text:p/>
        </draw:line>
        <draw:path draw:style-name="gr16" draw:text-style-name="P1" draw:layer="layout" svg:width="2.684cm" svg:height="0.723cm" draw:transform="rotate (1.5707963267949) translate (16.9213990875516cm 5.56671344775147cm)" svg:viewBox="0 0 2685 724" svg:d="M2685 0c-1343 1510-2685 189-2685 189">
          <text:p/>
        </draw:path>
        <draw:line draw:style-name="gr17" draw:text-style-name="P1" draw:layer="layout" svg:x1="8.661cm" svg:y1="5.774cm" svg:x2="8.661cm" svg:y2="2.366cm">
          <text:p/>
        </draw:line>
        <draw:frame draw:style-name="gr20" draw:text-style-name="P13" draw:layer="layout" svg:width="3.718cm" svg:height="1.93cm" svg:x="7.318cm" svg:y="2.604cm">
          <draw:text-box>
            <text:p text:style-name="P12"><text:span text:style-name="T6">W</text:span></text:p>
          </draw:text-box>
        </draw:frame>
        <draw:frame draw:style-name="gr21" draw:text-style-name="P13" draw:layer="layout" svg:width="3.718cm" svg:height="1.104cm" svg:x="17.645cm" svg:y="3.54cm">
          <draw:text-box>
            <text:p text:style-name="P12"><text:span text:style-name="T6">pitch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Times new roman" svg:font-family="'Times new roman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3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5.199999809265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6cm" fo:margin-bottom="0cm" fo:text-indent="0cm"/>
      <style:text-properties fo:font-size="13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38cm" fo:margin-bottom="0cm" fo:text-indent="0cm"/>
      <style:text-properties fo:font-size="11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1cm" fo:margin-bottom="0cm" fo:text-indent="0cm"/>
      <style:text-properties fo:font-size="9.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4cm" fo:margin-bottom="0cm" fo:text-indent="0cm"/>
      <style:text-properties fo:font-size="9.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4.499cm" svg:x="1cm" svg:y="4.023cm"/>
      <draw:page-thumbnail draw:layer="backgroundobjects" svg:width="8.999cm" svg:height="4.499cm" svg:x="1cm" svg:y="12.599cm"/>
      <draw:page-thumbnail draw:layer="backgroundobjects" svg:width="8.999cm" svg:height="4.499cm" svg:x="1cm" svg:y="21.175cm"/>
      <draw:page-thumbnail draw:layer="backgroundobjects" svg:width="8.999cm" svg:height="4.499cm" svg:x="11cm" svg:y="4.023cm"/>
      <draw:page-thumbnail draw:layer="backgroundobjects" svg:width="8.999cm" svg:height="4.499cm" svg:x="11cm" svg:y="12.599cm"/>
      <draw:page-thumbnail draw:layer="backgroundobjects" svg:width="8.999cm" svg:height="4.499cm" svg:x="11cm" svg:y="21.175cm"/>
    </style:handout-master>
    <style:master-page style:name="Default" style:page-layout-name="PM1" draw:style-name="Mdp1">
      <draw:frame presentation:style-name="Default-title" draw:layer="backgroundobjects" svg:width="18cm" svg:height="1.67cm" svg:x="1cm" svg:y="0.396cm" presentation:class="title" presentation:placeholder="true">
        <draw:text-box/>
      </draw:frame>
      <draw:frame presentation:style-name="Default-outline1" draw:layer="backgroundobjects" svg:width="18cm" svg:height="5.8cm" svg:x="1cm" svg:y="2.34cm" presentation:class="outline" presentation:placeholder="true">
        <draw:text-box/>
      </draw:frame>
      <draw:frame presentation:style-name="Mpr1" draw:text-style-name="MP2" draw:layer="backgroundobjects" svg:width="4.66cm" svg:height="0.69cm" svg:x="1cm" svg:y="9.1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4cm" svg:height="0.69cm" svg:x="6.84cm" svg:y="9.1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6cm" svg:height="0.69cm" svg:x="14.34cm" svg:y="9.1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8T11:09:19.385450004</meta:creation-date>
    <meta:editing-duration>PT1H23M</meta:editing-duration>
    <meta:editing-cycles>5</meta:editing-cycles>
    <meta:generator>LibreOffice/6.0.5.2$Windows_X86_64 LibreOffice_project/54c8cbb85f300ac59db32fe8a675ff7683cd5a16</meta:generator>
    <dc:date>2018-08-28T16:39:59.177000000</dc:date>
    <meta:document-statistic meta:object-count="72"/>
  </office:meta>
</office:document-meta>
</file>